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8a14" officeooo:paragraph-rsid="00038a1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a8be" officeooo:paragraph-rsid="0003a8be" style:font-weight-asian="bold" style:font-weight-complex="bold"/>
    </style:style>
    <style:style style:name="P3" style:family="paragraph" style:parent-style-name="Standard">
      <style:text-properties officeooo:rsid="0003a8be" officeooo:paragraph-rsid="0003a8b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5de1" officeooo:paragraph-rsid="00045de1" style:font-weight-asian="bold" style:font-weight-complex="bold"/>
    </style:style>
    <style:style style:name="P5" style:family="paragraph" style:parent-style-name="Standard">
      <style:text-properties officeooo:rsid="00045de1" officeooo:paragraph-rsid="00045de1"/>
    </style:style>
    <style:style style:name="P6" style:family="paragraph" style:parent-style-name="Standard">
      <style:text-properties officeooo:rsid="00047def" officeooo:paragraph-rsid="00047de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5c5cc" officeooo:paragraph-rsid="0005c5cc" style:font-weight-asian="bold" style:font-weight-complex="bold"/>
    </style:style>
    <style:style style:name="P8" style:family="paragraph" style:parent-style-name="Standard">
      <style:text-properties officeooo:rsid="0005c5cc" officeooo:paragraph-rsid="0005c5cc"/>
    </style:style>
    <style:style style:name="P9" style:family="paragraph" style:parent-style-name="Standard">
      <style:text-properties officeooo:rsid="0006f7ad" officeooo:paragraph-rsid="0006f7ad"/>
    </style:style>
    <style:style style:name="T1" style:family="text">
      <style:text-properties officeooo:rsid="0006f7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de sauvegarde/restauration des données</text:p>
      <text:p text:style-name="P1"/>
      <text:p text:style-name="P2">1. Configuration des équipements Cicso :</text:p>
      <text:p text:style-name="P3">a. Sauvegarder la configuration vers un serveur TFTP : </text:p>
      <text:p text:style-name="P3">copy running-config tftp (renseigner les informations demandées)</text:p>
      <text:p text:style-name="P3"/>
      <text:p text:style-name="P3">b. Sauvegarder la configuration IOS :</text:p>
      <text:p text:style-name="P3">copy flash: tftp (renseigner les informations demandées)</text:p>
      <text:p text:style-name="P3"/>
      <text:p text:style-name="P3">c. Restaurer les configurations Cisco :</text:p>
      <text:p text:style-name="P3">copy running-config tftp (renseigner les informations demandées)</text:p>
      <text:p text:style-name="P3"/>
      <text:p text:style-name="P3">d. Restaurer la configuration IOS :</text:p>
      <text:p text:style-name="P3">copy tftp flash: (renseigner les informations demandées)</text:p>
      <text:p text:style-name="P3"/>
      <text:p text:style-name="P4">2. Réinitialisation des mots de passe Cisco</text:p>
      <text:p text:style-name="P5"/>
      <text:p text:style-name="P5">a. Redémarrer le périphérique et envoyer une commande "break" par le terminal connecté (par exemple Ctrl+Backspace)</text:p>
      <text:p text:style-name="P5">b. Dans le mode ROMmon, modifier la configuration avec "confreg 0x2142"</text:p>
      <text:p text:style-name="P5">c. Réinitialiser la machine avec "reset", puis entrer en mode privilégié avec "enable"</text:p>
      <text:p text:style-name="P5">d. Charger la configuration enregistrée (qui n'a pas été supprimée, juste ignorée) avec "copy startup-config running-config",</text:p>
      <text:p text:style-name="P5">e. et modifier le mot de passe avec "enable secret &lt;PASSWORD HERE&gt;"</text:p>
      <text:p text:style-name="P6">f. Rétablir le registre des configurations qu'on avait modifié : "config-register 0x2102"</text:p>
      <text:p text:style-name="P6">g. Sauvegarder les changements avec "write memory"</text:p>
      <text:p text:style-name="P6"/>
      <text:p text:style-name="P7">3. Mise à jour de l'IOS</text:p>
      <text:p text:style-name="P8"/>
      <text:p text:style-name="P8">a. Télécharger la nouvelle version de l'image IOS sur un serveur TFTP (comme celui installé précédemment)</text:p>
      <text:p text:style-name="P8">b. Se connecter au périphérique et vérifier l'espace disponible avec "show flash:"</text:p>
      <text:p text:style-name="P8">c. Copier l'image depuis le serveur TFTP "copy tftp: flash:"</text:p>
      <text:p text:style-name="P8">d. <text:span text:style-name="T1">Configurer le routeur pour redémarrer sur la nouvelle image : "</text:span></text:p>
      <text:p text:style-name="P9">no boot system</text:p>
      <text:p text:style-name="P9">boot system flash:&lt;nouvelle-image.bin&gt;</text:p>
      <text:p text:style-name="P9">write memory</text:p>
      <text:p text:style-name="P9">"</text:p>
      <text:p text:style-name="P9">e. Redémarrer l'équipement avec "reload" et vérifier la version avec "show version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1T14:05:16.545725677</meta:creation-date>
    <dc:date>2025-04-01T14:41:58.173046008</dc:date>
    <meta:editing-duration>PT25M17S</meta:editing-duration>
    <meta:editing-cycles>5</meta:editing-cycles>
    <meta:generator>LibreOffice/25.2.2.2$Linux_X86_64 LibreOffice_project/520$Build-2</meta:generator>
    <meta:document-statistic meta:table-count="0" meta:image-count="0" meta:object-count="0" meta:page-count="1" meta:paragraph-count="28" meta:word-count="237" meta:character-count="1628" meta:non-whitespace-character-count="1418"/>
  </office:meta>
</office:document-meta>
</file>